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.584cm" table:align="left" fo:background-color="transparent">
        <style:background-image/>
      </style:table-properties>
    </style:style>
    <style:style style:name="Table1.A" style:family="table-column">
      <style:table-column-properties style:column-width="14.898cm"/>
    </style:style>
    <style:style style:name="Table1.B" style:family="table-column">
      <style:table-column-properties style:column-width="2.68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ubtitle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paragraph-rsid="002a3b0e"/>
    </style:style>
    <style:style style:name="P4" style:family="paragraph" style:parent-style-name="Standard">
      <style:text-properties fo:font-size="8pt" style:font-size-asian="7pt" style:font-size-complex="8pt"/>
    </style:style>
    <style:style style:name="P5" style:family="paragraph" style:parent-style-name="Standard">
      <style:paragraph-properties fo:text-align="justify" style:justify-single-word="false"/>
      <style:text-properties fo:font-size="8pt" officeooo:paragraph-rsid="001f74e3" style:font-size-asian="7pt" style:font-size-complex="8pt"/>
    </style:style>
    <style:style style:name="P6" style:family="paragraph" style:parent-style-name="Standard">
      <style:paragraph-properties fo:text-align="justify" style:justify-single-word="false"/>
      <style:text-properties officeooo:rsid="0027e627" officeooo:paragraph-rsid="0027e627"/>
    </style:style>
    <style:style style:name="P7" style:family="paragraph" style:parent-style-name="Standard">
      <style:paragraph-properties fo:text-align="justify" style:justify-single-word="false"/>
      <style:text-properties officeooo:rsid="0027e627" officeooo:paragraph-rsid="002a3b0e"/>
    </style:style>
    <style:style style:name="P8" style:family="paragraph" style:parent-style-name="Text_20_body">
      <style:paragraph-properties fo:margin-top="0.4cm" fo:margin-bottom="0.201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1pt" fo:letter-spacing="normal" fo:font-style="normal" fo:font-weight="normal" officeooo:rsid="001f74e3" officeooo:paragraph-rsid="002267d7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Heading_20_1" style:master-page-name="MP0">
      <style:paragraph-properties style:page-number="auto" fo:break-before="page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2a3b0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30cadc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e349"/>
    </style:style>
    <style:style style:name="T6" style:family="text">
      <style:text-properties officeooo:rsid="0027e627"/>
    </style:style>
    <style:style style:name="T7" style:family="text">
      <style:text-properties officeooo:rsid="002a3b0e"/>
    </style:style>
    <style:style style:name="T8" style:family="text">
      <style:text-properties officeooo:rsid="002d12a8"/>
    </style:style>
    <style:style style:name="T9" style:family="text">
      <style:text-properties officeooo:rsid="0030cad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officeooo:rsid="0030cadc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 text:name="contentHeader"/><text:bookmark text:name="contentHeaderText"/><text:span text:style-name="Default_20_Paragraph_20_Font"><text:span text:style-name="T10">5G00DM05-300</text:span></text:span><text:span text:style-name="Default_20_Paragraph_20_Font"><text:span text:style-name="T11">6</text:span></text:span><text:span text:style-name="Default_20_Paragraph_20_Font"><text:span text:style-name="T10">/300</text:span></text:span><text:span text:style-name="Default_20_Paragraph_20_Font"><text:span text:style-name="T11">7/3008</text:span></text:span><text:span text:style-name="Default_20_Paragraph_20_Font"><text:span text:style-name="T10"> Full Stack Web Development</text:span></text:span></text:h>
      <text:p text:style-name="P1">Exercise <text:span text:style-name="T5">4</text:span></text:p>
      <text:p text:style-name="Standard">deadline: September <text:span text:style-name="T5">2</text:span><text:span text:style-name="T9">9</text:span>, 202<text:span text:style-name="T9">4</text:span>, 23:59 EEST</text:p>
      <text:p text:style-name="P4"/>
      <text:p text:style-name="Standard">Deviations from the instructions lead to XP reductions.</text:p>
      <text:p text:style-name="P4"/>
      <text:p text:style-name="P9">a)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Implement (at least) Module A of the programming assignment of the course – see and otherwise follow the programming assignment instructions document, but instead of that document include <text:span text:style-name="T4">this file</text:span> (<text:span text:style-name="T3">ex04.odt</text:span>) in your .zip package and submit that into the submission area related to Exercise 4 (instead of the proper "Programming assignment (mandatory)" area). <text:s text:c="2"/></text:p>
          </table:table-cell>
          <table:table-cell table:style-name="Table1.B1" office:value-type="string">
            <text:p text:style-name="P2">/<text:span text:style-name="T7">3</text:span> XP</text:p>
          </table:table-cell>
        </table:table-row>
        <table:table-row table:style-name="Table1.1">
          <table:table-cell table:style-name="Table1.A2" office:value-type="string">
            <text:p text:style-name="P7">Routing in the application should work so that </text:p>
            <text:list text:style-name="L1">
              <text:list-item>
                <text:p text:style-name="P11"><text:span text:style-name="T6">users can navigate between the views using, e.g., the "back" and "forward" buttons of the browser in the fashion one could expect</text:span><text:span text:style-name="T7"> </text:span><text:span text:style-name="T6">and</text:span></text:p>
              </text:list-item>
              <text:list-item>
                <text:p text:style-name="P11"><text:span text:style-name="T6">the address visible on the address bar of the browser is different for each view (and one can reach a view by directing the browser to</text:span><text:span text:style-name="T7"> </text:span><text:span text:style-name="T6">the corresponding address</text:span><text:span text:style-name="T7"> when running locally with the development server</text:span><text:span text:style-name="T6">).</text:span></text:p>
              </text:list-item>
            </text:list>
          </table:table-cell>
          <table:table-cell table:style-name="Table1.B2" office:value-type="string">
            <text:p text:style-name="P3">/<text:span text:style-name="T8">2</text:span> XP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style:line-height-at-least="0.353cm" fo:hyphenation-ladder-count="no-limit"/>
      <style:text-properties style:use-window-font-color="true" loext:opacity="0%" style:font-name="Lucida Sans" fo:font-family="'Lucida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ct_20_without_20_fill" style:display-name="Object without fill" style:family="paragraph" style:parent-style-name="Default_20_Drawing_20_Style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ct_20_with_20_no_20_fill_20_and_20_no_20_line" style:display-name="Object with no fill and no line" style:family="paragraph" style:parent-style-name="Default_20_Drawing_20_Style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>
      <style:paragraph-properties fo:hyphenation-ladder-count="no-limit"/>
      <style:text-properties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20_A4" style:display-name="Title A4" style:family="paragraph" style:parent-style-name="A4">
      <style:paragraph-properties fo:hyphenation-ladder-count="no-limit"/>
      <style:text-properties fo:font-size="44pt" style:font-size-asian="44pt" fo:hyphenate="false" loext:hyphenation-no-caps="false" loext:hyphenation-no-last-word="false" loext:hyphenation-word-char-count="no-limit" loext:hyphenation-zone="no-limit"/>
    </style:style>
    <style:style style:name="Heading_20_A4" style:display-name="Heading A4" style:family="paragraph" style:parent-style-name="A4">
      <style:paragraph-properties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ext_20_A4" style:display-name="Text A4" style:family="paragraph" style:parent-style-name="A4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>
      <style:paragraph-properties fo:hyphenation-ladder-count="no-limit"/>
      <style:text-properties fo:font-size="48pt" style:font-name-asian="Tahoma" style:font-family-asian="Tahoma" style:font-family-generic-asian="swiss" style:font-pitch-asian="variable" style:font-size-asian="4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_20_A0" style:display-name="Title A0" style:family="paragraph" style:parent-style-name="A4">
      <style:paragraph-properties fo:hyphenation-ladder-count="no-limit"/>
      <style:text-properties fo:font-size="96pt" style:font-size-asian="96pt" fo:hyphenate="false" loext:hyphenation-no-caps="false" loext:hyphenation-no-last-word="false" loext:hyphenation-word-char-count="no-limit" loext:hyphenation-zone="no-limit"/>
    </style:style>
    <style:style style:name="Heading_20_A0" style:display-name="Heading A0" style:family="paragraph" style:parent-style-name="A4">
      <style:paragraph-properties fo:hyphenation-ladder-count="no-limit"/>
      <style:text-properties fo:font-size="72pt" style:font-size-asian="72pt" fo:hyphenate="false" loext:hyphenation-no-caps="false" loext:hyphenation-no-last-word="false" loext:hyphenation-word-char-count="no-limit" loext:hyphenation-zone="no-limit"/>
    </style:style>
    <style:style style:name="Text_20_A0" style:display-name="Text A0" style:family="paragraph" style:parent-style-name="A4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phic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hapes" style:family="paragraph" style:parent-style-name="Graphic">
      <style:paragraph-properties fo:hyphenation-ladder-count="no-limit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Filled" style:family="paragraph" style:parent-style-name="Shapes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illed_20_Blue" style:display-name="Filled Blue" style:family="paragraph" style:parent-style-name="Filled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Filled_20_Green" style:display-name="Filled Green" style:family="paragraph" style:parent-style-name="Filled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Filled_20_Red" style:display-name="Filled Red" style:family="paragraph" style:parent-style-name="Filled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Filled_20_Yellow" style:display-name="Filled Yellow" style:family="paragraph" style:parent-style-name="Filled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Outlined" style:family="paragraph" style:parent-style-name="Shapes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d_20_Blue" style:display-name="Outlined Blue" style:family="paragraph" style:parent-style-name="Outlined">
      <style:paragraph-properties fo:hyphenation-ladder-count="no-limit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Outlined_20_Green" style:display-name="Outlined Green" style:family="paragraph" style:parent-style-name="Outlined">
      <style:paragraph-properties fo:hyphenation-ladder-count="no-limit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Outlined_20_Red" style:display-name="Outlined Red" style:family="paragraph" style:parent-style-name="Outlined">
      <style:paragraph-properties fo:hyphenation-ladder-count="no-limit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Outlined_20_Yellow" style:display-name="Outlined Yellow" style:family="paragraph" style:parent-style-name="Outlined">
      <style:paragraph-properties fo:hyphenation-ladder-count="no-limit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Lines" style:family="paragraph" style:parent-style-name="Graphic">
      <style:paragraph-properties fo:hyphenation-ladder-count="no-limit"/>
      <style:text-properties style:font-name-asian="Liberation Sans" style:font-family-asian="'Liberation Sans'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Arrow_20_Line" style:display-name="Arrow Line" style:family="paragraph" style:parent-style-name="Lines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ashed_20_Line" style:display-name="Dashed Line" style:family="paragraph" style:parent-style-name="Lines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1" style:display-name="Default~LT~Gliederung 1" style:family="paragraph">
      <style:paragraph-properties fo:margin-top="0.187cm" fo:margin-bottom="0cm" style:contextual-spacing="false" fo:hyphenation-ladder-count="no-limit"/>
      <style:text-properties style:use-window-font-color="true" loext:opacity="0%" style:font-name="Lucida Sans" fo:font-family="'Lucida San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 fo:hyphenation-ladder-count="no-limit"/>
      <style:text-properties fo:font-size="28pt" style:font-name-asian="Lucida Sans" style:font-family-asian="'Lucida Sans'" style:font-family-generic-asian="swiss" style:font-pitch-asian="variable" style:font-size-asian="28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use-window-font-color="true" loext:opacity="0%" style:font-name="Lucida Sans" fo:font-family="'Lucida Sans'" style:font-family-generic="swiss" style:font-pitch="variable" fo:font-size="44pt" style:font-name-asian="Tahoma" style:font-family-asian="Tahoma" style:font-family-generic-asian="swiss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use-window-font-color="true" loext:opacity="0%" style:font-name="Lucida Sans" fo:font-family="'Lucida San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use-window-font-color="true" loext:opacity="0%" style:font-name="Lucida Sans" fo:font-family="'Lucida Sans'" style:font-family-generic="swiss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353cm" fo:hyphenation-ladder-count="no-limit"/>
      <style:text-properties style:use-window-font-color="true" loext:opacity="0%" style:font-name="Lucida Sans" fo:font-family="'Lucida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g-none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ark-gray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ack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ack-with-border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-with-border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white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white-with-border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-title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-title-with-border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-banded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lue-normal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-title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-title-with-border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-banded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range-normal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al-title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al-title-with-border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al-banded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al-normal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magenta-title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magenta-title-with-border" style:family="paragraph" style:parent-style-name="default">
      <style:paragraph-properties fo:hyphenation-ladder-count="no-limit"/>
      <style:text-properties fo:color="#ffffff" loext:opacity="100%"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magenta-banded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magenta-normal" style:family="paragraph" style:parent-style-name="default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ackground_20_objects" style:display-name="Background objects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ackgro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use-window-font-color="true" loext:opacity="0%" style:font-name="Lucida Sans" fo:font-family="'Lucida Sans'" style:font-family-generic="swiss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utline_20_1" style:display-name="Outline 1" style:family="paragraph">
      <style:paragraph-properties fo:margin-top="0.187cm" fo:margin-bottom="0cm" style:contextual-spacing="false" fo:hyphenation-ladder-count="no-limit"/>
      <style:text-properties style:use-window-font-color="true" loext:opacity="0%" style:font-name="Lucida Sans" fo:font-family="'Lucida San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utline_20_2" style:display-name="Outline 2" style:family="paragraph" style:parent-style-name="Outline_20_1">
      <style:paragraph-properties fo:margin-top="0.4cm" fo:margin-bottom="0cm" style:contextual-spacing="false" fo:hyphenation-ladder-count="no-limit"/>
      <style:text-properties fo:font-size="28pt" style:font-name-asian="Lucida Sans" style:font-family-asian="'Lucida Sans'" style:font-family-generic-asian="swiss" style:font-pitch-asian="variable" style:font-size-asian="28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utline_20_3" style:display-name="Outline 3" style:family="paragraph" style:parent-style-name="Outline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Outline_20_4" style:display-name="Outline 4" style:family="paragraph" style:parent-style-name="Outline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Outline_20_5" style:display-name="Outline 5" style:family="paragraph" style:parent-style-name="Outline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ctwitharrow" style:family="paragraph" style:parent-style-name="Default_20_Drawing_20_Style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ctwithshadow" style:family="paragraph" style:parent-style-name="Default_20_Drawing_20_Style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Default_20_Drawing_20_Style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body" style:family="paragraph" style:parent-style-name="Default_20_Drawing_20_Style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bodyjustfied" style:family="paragraph" style:parent-style-name="Default_20_Drawing_20_Style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bodyindent" style:family="paragraph" style:parent-style-name="Default_20_Drawing_20_Style">
      <style:paragraph-properties fo:margin-left="0cm" fo:margin-right="0cm" fo:hyphenation-ladder-count="no-limit" fo:text-indent="0.6cm" style:auto-text-indent="false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itle1" style:family="paragraph" style:parent-style-name="Default_20_Drawing_20_Style">
      <style:paragraph-properties fo:text-align="center" style:justify-single-word="false"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2" style:family="paragraph" style:parent-style-name="Default_20_Drawing_20_Style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line" style:family="paragraph" style:parent-style-name="Default_20_Drawing_20_Style">
      <style:paragraph-properties fo:margin-top="0.42cm" fo:margin-bottom="0.21cm" style:contextual-spacing="false"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line1" style:family="paragraph" style:parent-style-name="Default_20_Drawing_20_Style">
      <style:paragraph-properties fo:margin-top="0.42cm" fo:margin-bottom="0.21cm" style:contextual-spacing="false"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line2" style:family="paragraph" style:parent-style-name="Default_20_Drawing_20_Style">
      <style:paragraph-properties fo:margin-top="0.42cm" fo:margin-bottom="0.21cm" style:contextual-spacing="false"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measure" style:family="paragraph" style:parent-style-name="Default_20_Drawing_20_Style">
      <style:paragraph-properties fo:hyphenation-ladder-count="no-limit"/>
      <style:text-properties style:font-name-asian="Lucida Sans" style:font-family-asian="'Lucida Sans'" style:font-family-generic-asian="swiss" style:font-pitch-asian="variable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ternet_20_Link" style:display-name="Internet Link" style:family="paragraph">
      <style:paragraph-properties fo:hyphenation-ladder-count="no-limit"/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5f_1" style:display-name="Default_1" style:family="paragraph">
      <style:paragraph-properties style:line-height-at-least="0.353cm" fo:hyphenation-ladder-count="no-limit"/>
      <style:text-properties style:use-window-font-color="true" loext:opacity="0%" style:font-name="Lucida Sans" fo:font-family="'Lucida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5f_2" style:display-name="Default_2" style:family="paragraph">
      <style:paragraph-properties style:line-height-at-least="0.353cm" fo:hyphenation-ladder-count="no-limit"/>
      <style:text-properties style:use-window-font-color="true" loext:opacity="0%" style:font-name="Lucida Sans" fo:font-family="'Lucida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5f_1_5f_1" style:display-name="Default_1_1" style:family="paragraph">
      <style:paragraph-properties style:line-height-at-least="0.353cm" fo:hyphenation-ladder-count="no-limit"/>
      <style:text-properties style:use-window-font-color="true" loext:opacity="0%" style:font-name="Lucida Sans" fo:font-family="'Lucida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5f_3" style:display-name="Default_3" style:family="paragraph">
      <style:paragraph-properties style:line-height-at-least="0.353cm" fo:hyphenation-ladder-count="no-limit"/>
      <style:text-properties style:use-window-font-color="true" loext:opacity="0%" style:font-name="Lucida Sans" fo:font-family="'Lucida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5f_4" style:display-name="Default_4" style:family="paragraph">
      <style:paragraph-properties style:line-height-at-least="0.353cm" fo:hyphenation-ladder-count="no-limit"/>
      <style:text-properties style:use-window-font-color="true" loext:opacity="0%" style:font-name="Lucida Sans" fo:font-family="'Lucida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5f_5" style:display-name="Default_5" style:family="paragraph">
      <style:paragraph-properties style:line-height-at-least="0.353cm" fo:hyphenation-ladder-count="no-limit"/>
      <style:text-properties style:use-window-font-color="true" loext:opacity="0%" style:font-name="Mangal" fo:font-family="Mangal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ct_20_without_20_fill_5f_1" style:display-name="Object without fill_1" style:family="paragraph" style:parent-style-name="Default_5f_5">
      <style:paragraph-properties fo:hyphenation-ladder-count="no-limit"/>
      <style:text-properties style:font-name-asian="Mangal" style:font-family-asian="Mangal" style:font-family-generic-asian="roman" style:font-pitch-asian="variable"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jh20_2013_23_7e_LT_7e_Gliederung_20_1" style:display-name="tjh20–23~LT~Gliederung 1" style:family="paragraph">
      <style:paragraph-properties fo:margin-top="0.499cm" fo:margin-bottom="0cm" style:contextual-spacing="false" fo:hyphenation-ladder-count="no-limit"/>
      <style:text-properties style:use-window-font-color="true" loext:opacity="0%" style:font-name="Arial" fo:font-family="Arial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7e_LT_7e_Gliederung_20_2" style:display-name="tjh20–23~LT~Gliederung 2" style:family="paragraph" style:parent-style-name="tjh20_2013_23_7e_LT_7e_Gliederung_20_1">
      <style:paragraph-properties fo:margin-top="0.4cm" fo:margin-bottom="0cm" style:contextual-spacing="false" fo:hyphenation-ladder-count="no-limit"/>
      <style:text-properties fo:font-size="28pt" style:font-name-asian="Arial" style:font-family-asian="Arial" style:font-family-generic-asian="swiss" style:font-pitch-asian="variable" style:font-size-asian="28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7e_LT_7e_Gliederung_20_3" style:display-name="tjh20–23~LT~Gliederung 3" style:family="paragraph" style:parent-style-name="tjh20_2013_23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jh20_2013_23_7e_LT_7e_Gliederung_20_4" style:display-name="tjh20–23~LT~Gliederung 4" style:family="paragraph" style:parent-style-name="tjh20_2013_23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jh20_2013_23_7e_LT_7e_Gliederung_20_5" style:display-name="tjh20–23~LT~Gliederung 5" style:family="paragraph" style:parent-style-name="tjh20_2013_23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7e_LT_7e_Gliederung_20_6" style:display-name="tjh20–23~LT~Gliederung 6" style:family="paragraph" style:parent-style-name="tjh20_2013_23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7e_LT_7e_Gliederung_20_7" style:display-name="tjh20–23~LT~Gliederung 7" style:family="paragraph" style:parent-style-name="tjh20_2013_23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7e_LT_7e_Gliederung_20_8" style:display-name="tjh20–23~LT~Gliederung 8" style:family="paragraph" style:parent-style-name="tjh20_2013_23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7e_LT_7e_Gliederung_20_9" style:display-name="tjh20–23~LT~Gliederung 9" style:family="paragraph" style:parent-style-name="tjh20_2013_23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7e_LT_7e_Titel" style:display-name="tjh20–23~LT~Titel" style:family="paragraph">
      <style:paragraph-properties fo:text-align="center" style:justify-single-word="false" fo:hyphenation-ladder-count="no-limit"/>
      <style:text-properties fo:color="#dddddd" loext:opacity="100%" style:font-name="Arial" fo:font-family="Arial" style:font-family-generic="swiss" style:font-pitch="variable" fo:font-size="44pt" style:font-name-asian="Tahoma" style:font-family-asian="Tahoma" style:font-family-generic-asian="swiss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7e_LT_7e_Untertitel" style:display-name="tjh20–23~LT~Untertitel" style:family="paragraph">
      <style:paragraph-properties fo:text-align="center" style:justify-single-word="false" fo:hyphenation-ladder-count="no-limit"/>
      <style:text-properties style:use-window-font-color="true" loext:opacity="0%" style:font-name="Arial" fo:font-family="Arial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7e_LT_7e_Notizen" style:display-name="tjh20–23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use-window-font-color="true" loext:opacity="0%" style:font-name="Arial" fo:font-family="Arial" style:font-family-generic="swiss" style:font-pitch="variable" fo:font-size="28pt" style:font-name-asian="Tahoma" style:font-family-asian="Tahoma" style:font-family-generic-asian="swiss" style:font-pitch-asian="variable" style:font-size-asian="2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7e_LT_7e_Hintergrundobjekte" style:display-name="tjh20–23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7e_LT_7e_Hintergrund" style:display-name="tjh20–23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5f_white_5f_bg_7e_LT_7e_Gliederung_20_1" style:display-name="tjh20–23_white_bg~LT~Gliederung 1" style:family="paragraph">
      <style:paragraph-properties fo:margin-top="0.499cm" fo:margin-bottom="0cm" style:contextual-spacing="false" fo:hyphenation-ladder-count="no-limit"/>
      <style:text-properties style:use-window-font-color="true" loext:opacity="0%" style:font-name="Lucida Sans" fo:font-family="'Lucida San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5f_white_5f_bg_7e_LT_7e_Gliederung_20_2" style:display-name="tjh20–23_white_bg~LT~Gliederung 2" style:family="paragraph" style:parent-style-name="tjh20_2013_23_5f_white_5f_bg_7e_LT_7e_Gliederung_20_1">
      <style:paragraph-properties fo:margin-top="0.4cm" fo:margin-bottom="0cm" style:contextual-spacing="false" fo:hyphenation-ladder-count="no-limit"/>
      <style:text-properties fo:font-size="28pt" style:font-name-asian="Lucida Sans" style:font-family-asian="'Lucida Sans'" style:font-family-generic-asian="swiss" style:font-pitch-asian="variable" style:font-size-asian="28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5f_white_5f_bg_7e_LT_7e_Gliederung_20_3" style:display-name="tjh20–23_white_bg~LT~Gliederung 3" style:family="paragraph" style:parent-style-name="tjh20_2013_23_5f_white_5f_bg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jh20_2013_23_5f_white_5f_bg_7e_LT_7e_Gliederung_20_4" style:display-name="tjh20–23_white_bg~LT~Gliederung 4" style:family="paragraph" style:parent-style-name="tjh20_2013_23_5f_white_5f_bg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jh20_2013_23_5f_white_5f_bg_7e_LT_7e_Gliederung_20_5" style:display-name="tjh20–23_white_bg~LT~Gliederung 5" style:family="paragraph" style:parent-style-name="tjh20_2013_23_5f_white_5f_bg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5f_white_5f_bg_7e_LT_7e_Gliederung_20_6" style:display-name="tjh20–23_white_bg~LT~Gliederung 6" style:family="paragraph" style:parent-style-name="tjh20_2013_23_5f_white_5f_bg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5f_white_5f_bg_7e_LT_7e_Gliederung_20_7" style:display-name="tjh20–23_white_bg~LT~Gliederung 7" style:family="paragraph" style:parent-style-name="tjh20_2013_23_5f_white_5f_bg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5f_white_5f_bg_7e_LT_7e_Gliederung_20_8" style:display-name="tjh20–23_white_bg~LT~Gliederung 8" style:family="paragraph" style:parent-style-name="tjh20_2013_23_5f_white_5f_bg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5f_white_5f_bg_7e_LT_7e_Gliederung_20_9" style:display-name="tjh20–23_white_bg~LT~Gliederung 9" style:family="paragraph" style:parent-style-name="tjh20_2013_23_5f_white_5f_bg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jh20_2013_23_5f_white_5f_bg_7e_LT_7e_Titel" style:display-name="tjh20–23_white_bg~LT~Titel" style:family="paragraph">
      <style:paragraph-properties fo:text-align="center" style:justify-single-word="false" fo:hyphenation-ladder-count="no-limit"/>
      <style:text-properties fo:color="#f5f5f5" loext:opacity="100%" style:font-name="Lucida Sans" fo:font-family="'Lucida Sans'" style:font-family-generic="swiss" style:font-pitch="variable" fo:font-size="44pt" style:font-name-asian="Tahoma" style:font-family-asian="Tahoma" style:font-family-generic-asian="swiss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5f_white_5f_bg_7e_LT_7e_Untertitel" style:display-name="tjh20–23_white_bg~LT~Untertitel" style:family="paragraph">
      <style:paragraph-properties fo:text-align="center" style:justify-single-word="false" fo:hyphenation-ladder-count="no-limit"/>
      <style:text-properties style:use-window-font-color="true" loext:opacity="0%" style:font-name="Lucida Sans" fo:font-family="'Lucida San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5f_white_5f_bg_7e_LT_7e_Notizen" style:display-name="tjh20–23_white_bg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use-window-font-color="true" loext:opacity="0%" style:font-name="Lucida Sans" fo:font-family="'Lucida Sans'" style:font-family-generic="swiss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5f_white_5f_bg_7e_LT_7e_Hintergrundobjekte" style:display-name="tjh20–23_white_bg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jh20_2013_23_5f_white_5f_bg_7e_LT_7e_Hintergrund" style:display-name="tjh20–23_white_bg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1_7e_LT_7e_Gliederung_20_1" style:display-name="Default1~LT~Gliederung 1" style:family="paragraph">
      <style:paragraph-properties fo:margin-top="0.499cm" fo:margin-bottom="0cm" style:contextual-spacing="false" fo:hyphenation-ladder-count="no-limit"/>
      <style:text-properties style:use-window-font-color="true" loext:opacity="0%" style:font-name="Lucida Sans" fo:font-family="'Lucida San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1_7e_LT_7e_Gliederung_20_2" style:display-name="Default1~LT~Gliederung 2" style:family="paragraph" style:parent-style-name="Default1_7e_LT_7e_Gliederung_20_1">
      <style:paragraph-properties fo:margin-top="0.4cm" fo:margin-bottom="0cm" style:contextual-spacing="false" fo:hyphenation-ladder-count="no-limit"/>
      <style:text-properties fo:font-size="28pt" style:font-name-asian="Lucida Sans" style:font-family-asian="'Lucida Sans'" style:font-family-generic-asian="swiss" style:font-pitch-asian="variable" style:font-size-asian="28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1_7e_LT_7e_Gliederung_20_3" style:display-name="Default1~LT~Gliederung 3" style:family="paragraph" style:parent-style-name="Default1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Default1_7e_LT_7e_Gliederung_20_4" style:display-name="Default1~LT~Gliederung 4" style:family="paragraph" style:parent-style-name="Default1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Default1_7e_LT_7e_Gliederung_20_5" style:display-name="Default1~LT~Gliederung 5" style:family="paragraph" style:parent-style-name="Default1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1_7e_LT_7e_Gliederung_20_6" style:display-name="Default1~LT~Gliederung 6" style:family="paragraph" style:parent-style-name="Default1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1_7e_LT_7e_Gliederung_20_7" style:display-name="Default1~LT~Gliederung 7" style:family="paragraph" style:parent-style-name="Default1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1_7e_LT_7e_Gliederung_20_8" style:display-name="Default1~LT~Gliederung 8" style:family="paragraph" style:parent-style-name="Default1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1_7e_LT_7e_Gliederung_20_9" style:display-name="Default1~LT~Gliederung 9" style:family="paragraph" style:parent-style-name="Default1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1_7e_LT_7e_Titel" style:display-name="Default1~LT~Titel" style:family="paragraph">
      <style:paragraph-properties fo:text-align="center" style:justify-single-word="false" fo:hyphenation-ladder-count="no-limit"/>
      <style:text-properties style:use-window-font-color="true" loext:opacity="0%" style:font-name="Lucida Sans" fo:font-family="'Lucida Sans'" style:font-family-generic="swiss" style:font-pitch="variable" fo:font-size="44pt" style:font-name-asian="Tahoma" style:font-family-asian="Tahoma" style:font-family-generic-asian="swiss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1_7e_LT_7e_Untertitel" style:display-name="Default1~LT~Untertitel" style:family="paragraph">
      <style:paragraph-properties fo:text-align="center" style:justify-single-word="false" fo:hyphenation-ladder-count="no-limit"/>
      <style:text-properties style:use-window-font-color="true" loext:opacity="0%" style:font-name="Lucida Sans" fo:font-family="'Lucida San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1_7e_LT_7e_Notizen" style:display-name="Default1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use-window-font-color="true" loext:opacity="0%" style:font-name="Lucida Sans" fo:font-family="'Lucida Sans'" style:font-family-generic="swiss" style:font-pitch="variable" fo:font-size="26pt" style:font-name-asian="Tahoma" style:font-family-asian="Tahoma" style:font-family-generic-asian="swiss" style:font-pitch-asian="variable" style:font-size-asian="26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1_7e_LT_7e_Hintergrundobjekte" style:display-name="Default1~LT~Hintergrundobjekte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1_7e_LT_7e_Hintergrund" style:display-name="Default1~LT~Hintergrund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6.2$Windows_x86 LibreOffice_project/ef66aa7e36a1bb8e65bfbc63aba53045a14d0871</meta:generator>
    <meta:creation-date>2023-09-04T17:05:00Z</meta:creation-date>
    <dc:date>2024-09-23T16:11:05.712000000</dc:date>
    <meta:editing-cycles>58</meta:editing-cycles>
    <meta:editing-duration>PT4H53M3S</meta:editing-duration>
    <meta:document-statistic meta:table-count="1" meta:image-count="0" meta:object-count="0" meta:page-count="1" meta:paragraph-count="11" meta:word-count="148" meta:character-count="922" meta:non-whitespace-character-count="782"/>
    <meta:template xlink:type="simple" xlink:actuate="onRequest" xlink:title="" xlink:href="Normal.dotm"/>
  </office:meta>
</office:document-meta>
</file>